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bdf8" officeooo:paragraph-rsid="0011bd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sudo] password for hwp: </text:p>
      <text:p text:style-name="P1"></text:p>
      <text:p text:style-name="P1"></text:p>
      <text:p text:style-name="P1">Welcome to minicom 2.7</text:p>
      <text:p text:style-name="P1"></text:p>
      <text:p text:style-name="P1">OPTIONS: I18n </text:p>
      <text:p text:style-name="P1">Compiled on Jan <text:s/>1 2014, 17:13:22.</text:p>
      <text:p text:style-name="P1">Port /dev/ttyUSB2, 10:20:14</text:p>
      <text:p text:style-name="P1"></text:p>
      <text:p text:style-name="P1">Press CTRL-A Z for help on special keys</text:p>
      <text:p text:style-name="P1"></text:p>
      <text:p text:style-name="P1"></text:p>
      <text:p text:style-name="P1">nessos&gt;</text:p>
      <text:p text:style-name="P1">nessos&gt;enable</text:p>
      <text:p text:style-name="P1">Password: </text:p>
      <text:p text:style-name="P1">nessos#conf t</text:p>
      <text:p text:style-name="P1">Enter configuration commands, one per line. <text:s/>End with CNTL/Z.</text:p>
      <text:p text:style-name="P1">nessos(config)#interface FastEthernet0/1/0 </text:p>
      <text:p text:style-name="P1">nessos(config-if)#no shutdown</text:p>
      <text:p text:style-name="P1">nessos(config-if)#exit</text:p>
      <text:p text:style-name="P1">nessos(config)#interface FastEthernet0/1/0.21</text:p>
      <text:p text:style-name="P1">nessos(config-subif)#encapsulation dot1Q 21</text:p>
      <text:p text:style-name="P1">nessos(config-subif)#ip address 10.2.1.254 255.255.255.0</text:p>
      <text:p text:style-name="P1">nessos(config-subif)#exit</text:p>
      <text:p text:style-name="P1">nessos(config)#interface FastEthernet0/1/0.22 <text:s text:c="4"/></text:p>
      <text:p text:style-name="P1">nessos(config-subif)#encapsulation dot1Q 22 <text:s text:c="36"/></text:p>
      <text:p text:style-name="P1">nessos(config-subif)#ip address 10.2.2.254 255.255.255.0 <text:s text:c="23"/></text:p>
      <text:p text:style-name="P1">nessos(config-subif)#exit <text:s text:c="54"/></text:p>
      <text:p text:style-name="P1">nessos(config)#interface GigabitEthernet0/0 <text:s text:c="36"/></text:p>
      <text:p text:style-name="P1">nessos(config-if)#ip address 10.3.2.1 255.255.255.0 <text:s text:c="28"/></text:p>
      <text:p text:style-name="P1">nessos(config-if)#no shutdown <text:s text:c="50"/></text:p>
      <text:p text:style-name="P1">nessos(config-if)#exit <text:s text:c="57"/></text:p>
      <text:p text:style-name="P1">nessos(config)#interface FastEthernet0/2/0 <text:s text:c="37"/></text:p>
      <text:p text:style-name="P1">nessos(config-if)#ip address 10.3.5.1 255.255.255.0 <text:s text:c="28"/></text:p>
      <text:p text:style-name="P1">nessos(config-if)#no shutdown <text:s text:c="50"/></text:p>
      <text:p text:style-name="P1">nessos(config-if)#exit <text:s text:c="57"/></text:p>
      <text:p text:style-name="P1">nessos(config)#ip route 10.1.1.0 255.255.255.0 10.3.2.2 <text:s text:c="24"/></text:p>
      <text:p text:style-name="P1">nessos(config)#ip route 10.1.2.0 255.255.255.0 10.3.5.2 <text:s text:c="8"/></text:p>
      <text:p text:style-name="P1">nessos(config)#exit <text:s text:c="15"/></text:p>
      <text:p text:style-name="P1">nessos#show ip route <text:s text:c="59"/></text:p>
      <text:p text:style-name="P1">Codes: C - connected, S - static, R - RIP, M - mobile, B - BGP <text:s text:c="17"/></text:p>
      <text:p text:style-name="P1"><text:s text:c="7"/>D - EIGRP, EX - EIGRP external, O - OSPF, IA - OSPF inter area <text:s text:c="10"/></text:p>
      <text:p text:style-name="P1"><text:s text:c="7"/>N1 - OSPF NSSA external type 1, N2 - OSPF NSSA external type 2 <text:s text:c="10"/></text:p>
      <text:p text:style-name="P1"><text:s text:c="7"/>E1 - OSPF external type 1, E2 - OSPF external type 2 <text:s text:c="20"/></text:p>
      <text:p text:style-name="P1"><text:s text:c="7"/>i - IS-IS, su - IS-IS summary, L1 - IS-IS level-1, L2 - IS-IS level-2 <text:s text:c="3"/></text:p>
      <text:p text:style-name="P1"><text:s text:c="7"/>ia - IS-IS inter area, * - candidate default, U - per-user static route <text:s/></text:p>
      <text:p text:style-name="P1"><text:s text:c="7"/>o - ODR, P - periodic downloaded static route <text:s text:c="27"/></text:p>
      <text:p text:style-name="P1"><text:s text:c="80"/></text:p>
      <text:p text:style-name="P1">Gateway of last resort is not set <text:s text:c="46"/></text:p>
      <text:p text:style-name="P1"><text:soft-page-break/><text:s text:c="80"/></text:p>
      <text:p text:style-name="P1"><text:s text:c="5"/>172.16.0.0/24 is subnetted, 1 subnets <text:s text:c="37"/></text:p>
      <text:p text:style-name="P1">C <text:s text:c="6"/>172.16.32.0 is directly connected, GigabitEthernet0/1 <text:s text:c="18"/></text:p>
      <text:p text:style-name="P1"><text:s text:c="5"/>10.0.0.0/24 is subnetted, 6 subnets <text:s text:c="39"/></text:p>
      <text:p text:style-name="P1">C <text:s text:c="6"/>10.2.1.0 is directly connected, FastEthernet0/1/0.21 <text:s text:c="19"/></text:p>
      <text:p text:style-name="P1">S <text:s text:c="6"/>10.1.2.0 [1/0] via 10.3.5.2 <text:s text:c="44"/></text:p>
      <text:p text:style-name="P1">C <text:s text:c="6"/>10.2.2.0 is directly connected, FastEthernet0/1/0.22 <text:s text:c="19"/></text:p>
      <text:p text:style-name="P1">S <text:s text:c="6"/>10.1.1.0 [1/0] via 10.3.2.2 <text:s text:c="44"/></text:p>
      <text:p text:style-name="P1">C <text:s text:c="6"/>10.3.2.0 is directly connected, GigabitEthernet0/0 <text:s text:c="21"/></text:p>
      <text:p text:style-name="P1">C <text:s text:c="6"/>10.3.5.0 is directly connected, FastEthernet0/2/0 <text:s text:c="22"/></text:p>
      <text:p text:style-name="P1">S <text:s text:c="3"/>132.187.0.0/16 [1/0] via 172.16.32.1 <text:s text:c="38"/></text:p>
      <text:p text:style-name="P1">nessos#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[sudo] password for hwp: </text:p>
      <text:p text:style-name="P1"></text:p>
      <text:p text:style-name="P1"></text:p>
      <text:p text:style-name="P1">Welcome to minicom 2.7</text:p>
      <text:p text:style-name="P1"></text:p>
      <text:p text:style-name="P1">OPTIONS: I18n </text:p>
      <text:p text:style-name="P1">Compiled on Jan <text:s/>1 2014, 17:13:22.</text:p>
      <text:p text:style-name="P1">Port /dev/ttyUSB0, 10:03:28</text:p>
      <text:p text:style-name="P1"></text:p>
      <text:p text:style-name="P1">Press CTRL-A Z for help on special keys</text:p>
      <text:p text:style-name="P1"></text:p>
      <text:p text:style-name="P1"></text:p>
      <text:p text:style-name="P1">ate&gt;enable </text:p>
      <text:p text:style-name="P1">Password: </text:p>
      <text:p text:style-name="P1">ate#conf t</text:p>
      <text:p text:style-name="P1">Enter configuration commands, one per line. <text:s/>End with CNTL/Z.</text:p>
      <text:p text:style-name="P1">ate(config)#interface GigabitEthernet 0/1</text:p>
      <text:p text:style-name="P1">ate(config-if)#ip address 10.3.1.2 255.255.255.0</text:p>
      <text:p text:style-name="P1">ate(config-if)#no shutdown</text:p>
      <text:p text:style-name="P1">ate(config-if)#exit</text:p>
      <text:p text:style-name="P1">ate(config)#interface GigabitEthernet 0/0 <text:s text:c="3"/></text:p>
      <text:p text:style-name="P1">ate(config-if)#ip address 10.3.2.2 255.255.255.0</text:p>
      <text:p text:style-name="P1">ate(config-if)#no shutdown <text:s text:c="21"/></text:p>
      <text:p text:style-name="P1"><text:soft-page-break/>ate(config-if)#exit <text:s text:c="28"/></text:p>
      <text:p text:style-name="P1">ate(config)#ip route 10.1.1.0 255.255.255.0 10.3.1.1</text:p>
      <text:p text:style-name="P1">ate(config)#ip route 10.2.1.0 255.255.255.0 10.3.2.1 <text:s text:c="27"/></text:p>
      <text:p text:style-name="P1">ate(config)# exit</text:p>
      <text:p text:style-name="P1"/>
      <text:p text:style-name="P1">ate#show ip route <text:s text:c="62"/></text:p>
      <text:p text:style-name="P1">Codes: C - connected, S - static, R - RIP, M - mobile, B - BGP <text:s text:c="17"/></text:p>
      <text:p text:style-name="P1"><text:s text:c="7"/>D - EIGRP, EX - EIGRP external, O - OSPF, IA - OSPF inter area <text:s text:c="10"/></text:p>
      <text:p text:style-name="P1"><text:s text:c="7"/>N1 - OSPF NSSA external type 1, N2 - OSPF NSSA external type 2 <text:s text:c="10"/></text:p>
      <text:p text:style-name="P1"><text:s text:c="7"/>E1 - OSPF external type 1, E2 - OSPF external type 2 <text:s text:c="20"/></text:p>
      <text:p text:style-name="P1"><text:s text:c="7"/>i - IS-IS, su - IS-IS summary, L1 - IS-IS level-1, L2 - IS-IS level-2 <text:s text:c="3"/></text:p>
      <text:p text:style-name="P1"><text:s text:c="7"/>ia - IS-IS inter area, * - candidate default, U - per-user static route <text:s/></text:p>
      <text:p text:style-name="P1"><text:s text:c="7"/>o - ODR, P - periodic downloaded static route <text:s text:c="27"/></text:p>
      <text:p text:style-name="P1"><text:s text:c="80"/></text:p>
      <text:p text:style-name="P1">Gateway of last resort is not set <text:s text:c="46"/></text:p>
      <text:p text:style-name="P1"><text:s text:c="80"/></text:p>
      <text:p text:style-name="P1"><text:s text:c="5"/>10.0.0.0/24 is subnetted, 4 subnets <text:s text:c="39"/></text:p>
      <text:p text:style-name="P1">C <text:s text:c="6"/>10.3.1.0 is directly connected, GigabitEthernet0/1 <text:s text:c="21"/></text:p>
      <text:p text:style-name="P1">S <text:s text:c="6"/>10.2.1.0 [1/0] via 10.3.2.1 <text:s text:c="44"/></text:p>
      <text:p text:style-name="P1">S <text:s text:c="6"/>10.1.1.0 [1/0] via 10.3.1.1 <text:s text:c="44"/></text:p>
      <text:p text:style-name="P1">C <text:s text:c="6"/>10.3.2.0 is directly connected, GigabitEthernet0/0 <text:s/></text:p>
      <text:p text:style-name="P1"/>
      <text:p text:style-name="P1"/>
      <text:p text:style-name="P1"/>
      <text:p text:style-name="P1"/>
      <text:p text:style-name="P1">[sudo] password for hwp: </text:p>
      <text:p text:style-name="P1"></text:p>
      <text:p text:style-name="P1"></text:p>
      <text:p text:style-name="P1">Welcome to minicom 2.7</text:p>
      <text:p text:style-name="P1"></text:p>
      <text:p text:style-name="P1">OPTIONS: I18n </text:p>
      <text:p text:style-name="P1">Compiled on Jan <text:s/>1 2014, 17:13:22.</text:p>
      <text:p text:style-name="P1">Port /dev/ttyUSB1, 10:38:08</text:p>
      <text:p text:style-name="P1"></text:p>
      <text:p text:style-name="P1">Press CTRL-A Z for help on special keys</text:p>
      <text:p text:style-name="P1"></text:p>
      <text:p text:style-name="P1"></text:p>
      <text:p text:style-name="P1">styx&gt;enable</text:p>
      <text:p text:style-name="P1">Password: </text:p>
      <text:p text:style-name="P1">styx#conf t</text:p>
      <text:p text:style-name="P1">Enter configuration commands, one per line. <text:s/>End with CNTL/Z.</text:p>
      <text:p text:style-name="P1">styx(config)#interface FastEthernet0/1/0</text:p>
      <text:p text:style-name="P1">styx(config-if)#no shutdown</text:p>
      <text:p text:style-name="P1">styx(config-if)#exit</text:p>
      <text:p text:style-name="P1">styx(config)#interface FastEthernet0/1/0.11</text:p>
      <text:p text:style-name="P1">styx(config-subif)#encapsulation dot1Q 11</text:p>
      <text:p text:style-name="P1">styx(config-subif)#ip address 10.1.1.254 255.255.255.0</text:p>
      <text:p text:style-name="P1">styx(config-subif)#exit</text:p>
      <text:p text:style-name="P1">styx(config)#interface FastEthernet0/1/0.12 <text:s text:c="4"/></text:p>
      <text:p text:style-name="P1"><text:soft-page-break/>styx(config-subif)#encapsulation dot1Q 12 <text:s text:c="12"/></text:p>
      <text:p text:style-name="P1">styx(config-subif)#ip address 10.1.2.254 255.255.255.0 <text:s text:c="25"/></text:p>
      <text:p text:style-name="P1">styx(config-subif)#exit <text:s text:c="56"/></text:p>
      <text:p text:style-name="P1">styx(config)#interface GigabitEthernet0/1 <text:s text:c="38"/></text:p>
      <text:p text:style-name="P1">styx(config-if)#ip address 10.3.1.1 255.255.255.0 <text:s text:c="30"/></text:p>
      <text:p text:style-name="P1">styx(config-if)#no shutdown <text:s text:c="52"/></text:p>
      <text:p text:style-name="P1">styx(config-if)#exit <text:s text:c="59"/></text:p>
      <text:p text:style-name="P1">styx(config)#interface FastEthernet0/2/0 <text:s text:c="39"/></text:p>
      <text:p text:style-name="P1">styx(config-if)#ip address 10.3.4.1 255.255.255.0 <text:s text:c="30"/></text:p>
      <text:p text:style-name="P1">styx(config-if)#no shutdown <text:s text:c="52"/></text:p>
      <text:p text:style-name="P1">styx(config-if)#exit <text:s text:c="59"/></text:p>
      <text:p text:style-name="P1">styx(config)#ip route 10.2.1.0 255.255.255.0 10.3.1.2 <text:s text:c="26"/></text:p>
      <text:p text:style-name="P1">styx(config)#ip route 10.2.2.0 255.255.255.0 10.3.4.2 <text:s text:c="26"/></text:p>
      <text:p text:style-name="P1">styx(config)# exit</text:p>
      <text:p text:style-name="P1">styx&gt;show ip route <text:s text:c="61"/></text:p>
      <text:p text:style-name="P1">Codes: C - connected, S - static, R - RIP, M - mobile, B - BGP <text:s text:c="17"/></text:p>
      <text:p text:style-name="P1"><text:s text:c="7"/>D - EIGRP, EX - EIGRP external, O - OSPF, IA - OSPF inter area <text:s text:c="10"/></text:p>
      <text:p text:style-name="P1"><text:s text:c="7"/>N1 - OSPF NSSA external type 1, N2 - OSPF NSSA external type 2 <text:s text:c="10"/></text:p>
      <text:p text:style-name="P1"><text:s text:c="7"/>E1 - OSPF external type 1, E2 - OSPF external type 2 <text:s text:c="20"/></text:p>
      <text:p text:style-name="P1"><text:s text:c="7"/>i - IS-IS, su - IS-IS summary, L1 - IS-IS level-1, L2 - IS-IS level-2 <text:s text:c="3"/></text:p>
      <text:p text:style-name="P1"><text:s text:c="7"/>ia - IS-IS inter area, * - candidate default, U - per-user static route <text:s/></text:p>
      <text:p text:style-name="P1"><text:s text:c="7"/>o - ODR, P - periodic downloaded static route <text:s text:c="27"/></text:p>
      <text:p text:style-name="P1"><text:s text:c="80"/></text:p>
      <text:p text:style-name="P1">Gateway of last resort is not set <text:s text:c="46"/></text:p>
      <text:p text:style-name="P1"><text:s text:c="80"/></text:p>
      <text:p text:style-name="P1"><text:s text:c="5"/>172.16.0.0/24 is subnetted, 1 subnets <text:s text:c="37"/></text:p>
      <text:p text:style-name="P1">C <text:s text:c="6"/>172.16.32.0 is directly connected, GigabitEthernet0/0 <text:s text:c="18"/></text:p>
      <text:p text:style-name="P1"><text:s text:c="5"/>10.0.0.0/24 is subnetted, 6 subnets <text:s text:c="39"/></text:p>
      <text:p text:style-name="P1">C <text:s text:c="6"/>10.3.1.0 is directly connected, GigabitEthernet0/1 <text:s text:c="21"/></text:p>
      <text:p text:style-name="P1">S <text:s text:c="6"/>10.2.1.0 [1/0] via 10.3.1.2 <text:s text:c="44"/></text:p>
      <text:p text:style-name="P1">C <text:s text:c="6"/>10.1.2.0 is directly connected, FastEthernet0/1/0.12 <text:s text:c="19"/></text:p>
      <text:p text:style-name="P1">S <text:s text:c="6"/>10.2.2.0 [1/0] via 10.3.4.2 <text:s text:c="44"/></text:p>
      <text:p text:style-name="P1">C <text:s text:c="6"/>10.1.1.0 is directly connected, FastEthernet0/1/0.11 <text:s text:c="19"/></text:p>
      <text:p text:style-name="P1">C <text:s text:c="6"/>10.3.4.0 is directly connected, FastEthernet0/2/0 <text:s text:c="22"/></text:p>
      <text:p text:style-name="P1">S <text:s text:c="3"/>132.187.0.0/16 [1/0] via 172.16.32.1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1:09:55.775310850</meta:creation-date>
    <dc:date>2016-05-02T11:14:32.372035483</dc:date>
    <meta:editing-duration>P0D</meta:editing-duration>
    <meta:editing-cycles>1</meta:editing-cycles>
    <meta:document-statistic meta:table-count="0" meta:image-count="0" meta:object-count="0" meta:page-count="4" meta:paragraph-count="163" meta:word-count="715" meta:character-count="8692" meta:non-whitespace-character-count="4719"/>
    <meta:generator>LibreOffice/4.2.8.2$Linux_x86 LibreOffice_project/420m0$Build-2</meta:generator>
  </office:meta>
</office:document-meta>
</file>